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normal" officeooo:rsid="000e6183" officeooo:paragraph-rsid="000e6183" style:font-weight-asian="normal" style:font-weight-complex="normal"/>
    </style:style>
    <style:style style:name="P8" style:family="paragraph" style:parent-style-name="Standard">
      <style:text-properties style:text-underline-style="none" fo:font-weight="normal" officeooo:rsid="00109196" officeooo:paragraph-rsid="00109196" style:font-weight-asian="normal" style:font-weight-complex="normal"/>
    </style:style>
    <style:style style:name="P9" style:family="paragraph" style:parent-style-name="Standard">
      <style:text-properties style:text-underline-style="none" fo:font-weight="normal" officeooo:rsid="0010cdfe" officeooo:paragraph-rsid="0010cdfe" style:font-weight-asian="normal" style:font-weight-complex="normal"/>
    </style:style>
    <style:style style:name="T1" style:family="text">
      <style:text-properties style:text-underline-style="none"/>
    </style:style>
    <style:style style:name="T2" style:family="text">
      <style:text-properties officeooo:rsid="000cb562"/>
    </style:style>
    <style:style style:name="T3" style:family="text">
      <style:text-properties officeooo:rsid="000fd0dc"/>
    </style:style>
    <style:style style:name="T4" style:family="text">
      <style:text-properties officeooo:rsid="00109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span text:style-name="T1">:</text:span></text:p>
      <text:p text:style-name="P3"/>
      <text:p text:style-name="P3">Evonum is a simple evolutionary simulator.</text:p>
      <text:p text:style-name="P3"/>
      <text:p text:style-name="P1">Terrarium</text:p>
      <text:p text:style-name="P3">Each environment is called a Terrarium and may contain a maximum number of Solvers.</text:p>
      <text:p text:style-name="P3">Terrariums handle the daily simulation tasks.</text:p>
      <text:p text:style-name="P3"/>
      <text:p text:style-name="P3">For each simulation day, </text:p>
      <text:p text:style-name="P3"/>
      <text:p text:style-name="P3">1) All solvers flagged for death are removed.</text:p>
      <text:p text:style-name="P3">2) All fitness forces randomly select a variable and calculate their expected response for maximum fitness.</text:p>
      <text:p text:style-name="P3">3) All solvers reproduce once</text:p>
      <text:p text:style-name="P3">4) All solvers are evaluated for their fitness score based on the fitness forces loaded into the Terrarium</text:p>
      <text:p text:style-name="P3">5) Solvers are ranked based on their fitness score and if the number of solvers exceeds the maximum load of the Terrarium, those with the worste fitness scores are flagged for death. Each solver has a % chance of avoiding this death flag even if their fitness score is bad.</text:p>
      <text:p text:style-name="P3">6) Day # and maximum fitness score is written to terminal.</text:p>
      <text:p text:style-name="P3">7) Information of the top 5 solvers are written to the file daily_dump.txt</text:p>
      <text:p text:style-name="P3"/>
      <text:p text:style-name="P1">Solvers</text:p>
      <text:p text:style-name="P3">Solvers can reproduce and solve. There is currently only one kind of solver, the SmallSolver.</text:p>
      <text:p text:style-name="P4"/>
      <text:p text:style-name="P4">Static properties: SmallSolvers have a maximum lifespan of 100 simulation days. Additionally, each SmallSolver has a 50% chance to be Unique. When a SmallSolver is Unique, anytime a module is to be added, it must be a different subtype from what is already present. Unless all available subtypes are already present, in which case the new module's subtype is random.</text:p>
      <text:p text:style-name="P4"/>
      <text:p text:style-name="P4">Solvers may also handle multiple modules differently to calculate the response. Currently there are only Linear and Dynamic options available. Linear adds all module responses into a single response while Dynamic randomly selects which modules to use each time a response is requested. Dynamic hasn't been tested much.</text:p>
      <text:p text:style-name="P4"/>
      <text:p text:style-name="P4">Reproduction: there is currently no mating. Each SmallSolver reproduces once at the start of each day. When a solver reproduces, it is first cloned and then the clone undergoes one round of mutation.</text:p>
      <text:p text:style-name="P4"/>
      <text:p text:style-name="P4">Mutation: SmallSolvers are only mutated at birth. Several different kinds of mutations are possible and each type may occure regardless of whether other mutation types have occurred for that same progeny:</text:p>
      <text:p text:style-name="P4"/>
      <text:p text:style-name="P4">1) Property mutation: There is a mutatable chance for some of the base properties of the solver to mutate. Only one property may be mutated at a time. These properties include:</text:p>
      <text:p text:style-name="P4">Spread – mutations are gaussian distributions around the current value with a spread-based witdth. 0 spread means that any mutations will have no effect.</text:p>
      <text:p text:style-name="P4">Total modules – Total number of modules currently held by the solver. </text:p>
      <text:p text:style-name="P4">Module mutation chance – chance of any individual module to mutate</text:p>
      <text:p text:style-name="P4">Property mutation chance – chance of one of these properties to mutate</text:p>
      <text:p text:style-name="P4">Swap module mutation chance – chance of any individual module to swap with a randomly selected module</text:p>
      <text:p text:style-name="P4"><text:soft-page-break/>Merge mutation chance – chance of two modules of the same subtype to merge through addition. Open spot is replaced with a module of a different randomly selected subtype.</text:p>
      <text:p text:style-name="P4"/>
      <text:p text:style-name="P4">2) Each module is considered individually for mutation. Multiple modules may mutate in a single progeny. Modules may mutate either within (based on the module's own mutation function) or may be swapped for a new randomly selected module</text:p>
      <text:p text:style-name="P4"/>
      <text:p text:style-name="P4">3) There is a chance for modules of the same subtype to be merged, freeing up a slot for a new module.</text:p>
      <text:p text:style-name="P4"/>
      <text:p text:style-name="P4">Solvers are evaluated every day for their fitness based on the fitness forces they are presented with.</text:p>
      <text:p text:style-name="P4">Fitness forces require a specific type of modules to evalute. A solver's overall fitness is a linear sum of its individual fitness scores for each fitness force currently loaded in the Terrarium. If a solver does not have any modules capable of evaluating a specific fitness force, it is assigned a penalty based on the fitness force.</text:p>
      <text:p text:style-name="P4"/>
      <text:p text:style-name="P2">Modules<text:span text:style-name="T1">:</text:span></text:p>
      <text:p text:style-name="P4"/>
      <text:p text:style-name="P4">Modules are the fundamental computational units of the solver. They are responsible for taking a variable supplied by the fitness response and returning a calculated value. Each module's returned value is added up into a final response. The fitness score of a solver, then, is the absolute difference between the expected value provided by the fitness force and the calculated response provided by the solver based on the linear sum of its modules capable of dealing with that fitness force.</text:p>
      <text:p text:style-name="P4"/>
      <text:p text:style-name="P4">Modules have their own mutatable components and their own mutate function that handles these components. </text:p>
      <text:p text:style-name="P4"/>
      <text:p text:style-name="P4">Currently, there is only one type of module: Fitness.</text:p>
      <text:p text:style-name="P4"/>
      <text:p text:style-name="P4">There are several fitness subtypes. In all equations, x is the variable provided by the fitness force:</text:p>
      <text:p text:style-name="P4">Power (n * x^p) where p is the power determined when the module is initialized and n is the coefficient and is mutatable.</text:p>
      <text:p text:style-name="P4">Log10 (n * log10x). n is mutatable.</text:p>
      <text:p text:style-name="P4">Ln (n * lnx). n is mutatable</text:p>
      <text:p text:style-name="P4">Sine (n * sine[^p]x). p is the power determined at initialization and n is mutatable.</text:p>
      <text:p text:style-name="P4">Cosine (n * cosine[^p]x)</text:p>
      <text:p text:style-name="P4"/>
      <text:p text:style-name="P2">Fitness Forces<text:span text:style-name="T1">:</text:span></text:p>
      <text:p text:style-name="P4"/>
      <text:p text:style-name="P4">Each day, provide a variable and expected response. There are currently two types of fitness forces:</text:p>
      <text:p text:style-name="P4">Simple: Randomly selects a variable and calculates a response based on that variable.</text:p>
      <text:p text:style-name="P4">Dynamic: Randomly selects a variable, however, variable subsets are weighted based on maximum solver performance within that subset. This forces solvers to encounter variables it performs poorly with more often than those that they do well with. This type has not been tested very much and currently only supports Equation subtypes.</text:p>
      <text:p text:style-name="P4"/>
      <text:p text:style-name="P4">Subtypes:</text:p>
      <text:p text:style-name="P4"/>
      <text:p text:style-name="P2"><text:span text:style-name="T1">Position: Responses are read from a file as a list of values. The randomly selected value is a position in the list, and the expected response is the value at that position. For example, primes_1000.txt contains </text:span><text:soft-page-break/><text:span text:style-name="T1">the first 1000 prime numbers. A daily value of 3 will expect a response of 5.</text:span></text:p>
      <text:p text:style-name="P4"/>
      <text:p text:style-name="P4">Equation: Responses are calculated based on the variable using a predefined equation. This equation <text:span text:style-name="T2">is provided in the config file on the appropriate force line and must be in pythonic form.</text:span></text:p>
      <text:p text:style-name="P9"><text:span text:style-name="T2">A</text:span>dditioanlly, min and max must be supplied following commas after the equation.</text:p>
      <text:p text:style-name="P4"/>
      <text:p text:style-name="P4">Each fitness force has a penalty that is the default fitness score for a solver that is incapable of dealing with a given type/subtype. Right now, this can't happen, but as different module types are added, solvers may emerge that have no fitness modules.</text:p>
      <text:p text:style-name="P4"/>
      <text:p text:style-name="P2">Scripting:</text:p>
      <text:p text:style-name="P4"/>
      <text:p text:style-name="P4">There is limited support for scripting but this is the intended use case. The script file is the single command line parameter and contains all simulation steps.</text:p>
      <text:p text:style-name="P4">For example, the testscript.txt contains:</text:p>
      <text:p text:style-name="P4"/>
      <text:p text:style-name="P4">1) World: 50, 5, 1</text:p>
      <text:p text:style-name="P4">This initializes the world with a maximum solver population of 50, maximum fitness forces of 5, and the chance for a solver to survive despite having a bad fitness score of 1%</text:p>
      <text:p text:style-name="P4"/>
      <text:p text:style-name="P4">2) Force: n, Type, Subtype, conditions</text:p>
      <text:p text:style-name="P4">This addes n forces of given type, subtype, and conditions.</text:p>
      <text:p text:style-name="P4">For example,</text:p>
      <text:p text:style-name="P4">Force: 1, Simple, Position, primes_1000.txt adds a position fitness force and loads primes_1000.txt as its expected responses.</text:p>
      <text:p text:style-name="P7">Equation forces take a python-form equation in place of the filename in the Position force, <text:span text:style-name="T4">min, max</text:span></text:p>
      <text:p text:style-name="P8">min is the minimum random variable</text:p>
      <text:p text:style-name="P8">max is the maximum random variable</text:p>
      <text:p text:style-name="P4"/>
      <text:p text:style-name="P4">3) Solver: n</text:p>
      <text:p text:style-name="P4">This adds n solvers to the world to begin with.</text:p>
      <text:p text:style-name="P4"/>
      <text:p text:style-name="P4">4) Refresh Solvers: n, d</text:p>
      <text:p text:style-name="P4">This is optional but will cause n random solvers to be added after each d days. This helps expand the search space.</text:p>
      <text:p text:style-name="P4"/>
      <text:p text:style-name="P4">5) Run: d</text:p>
      <text:p text:style-name="P4">This causes the world to run for d days</text:p>
      <text:p text:style-name="P4"/>
      <text:p text:style-name="P4">6) End: d, p</text:p>
      <text:p text:style-name="P4">This is optional and enforces a rampdown condition after the (5) days have completed. This ramp-down decreases the maximum solver population over d days to a final size of p in the shape of 1/x. This makes it easier to look at the best solvers at the end and forces rapid convergence. For example, the maximum solver population may be 100 throughout the simulation, but during the rampdown, this maximum population can be steadily decreased to 10 solvers over the course of 1000 additional simulation days.</text:p>
      <text:p text:style-name="P4"/>
      <text:p text:style-name="P4">Notes:</text:p>
      <text:p text:style-name="P4">To change which modules are available for the solvers, you currently have to change the list in the <text:soft-page-break/>ModuleFactory. This should be changed at run-time by the scriptor but this has not been implemented yet.</text:p>
      <text:p text:style-name="P4"/>
      <text:p text:style-name="P2">Files:</text:p>
      <text:p text:style-name="P4">evonum_fitness.py : contains the different fitness force classes. Currently is the only place to change <text:span text:style-name="T3">the ranges for the fitness forces.</text:span></text:p>
      <text:p text:style-name="P4"/>
      <text:p text:style-name="P4">evonum_modules.py: contains the ModuleFactory and module classes.</text:p>
      <text:p text:style-name="P4"/>
      <text:p text:style-name="P4">evonum_scripter.py: contains the script interpreter</text:p>
      <text:p text:style-name="P4"/>
      <text:p text:style-name="P4">evonum_solvers.py: contains the SolverFactory and the solver classes.</text:p>
      <text:p text:style-name="P4"/>
      <text:p text:style-name="P4">evonum_terrarium.py: contains the terrarium class</text:p>
      <text:p text:style-name="P4"/>
      <text:p text:style-name="P4">testscript.txt: script used for testing</text:p>
      <text:p text:style-name="P4"/>
      <text:p text:style-name="P4">tests.py: Main file used to run tests.</text:p>
      <text:p text:style-name="P4"/>
      <text:p text:style-name="P2">Test command:</text:p>
      <text:p text:style-name="P4"/>
      <text:p text:style-name="P4">python run_evonum.py testscript.txt</text:p>
      <text:p text:style-name="P4"/>
      <text:p text:style-name="P3">check the top 5 solvers refreshed each day in daily_dump.txt</text:p>
      <text:p text:style-name="P3"/>
      <text:p text:style-name="P1">Monitoring progress<text:span text:style-name="T1">:</text:span></text:p>
      <text:p text:style-name="P3"/>
      <text:p text:style-name="P3">To monitor a simulation, there are currently 2 outputs.</text:p>
      <text:p text:style-name="P3">To the terminal, each day and maximum solver fitness is written (perfect fitness = 0, with greater magnitude negative reflecting poorer fitness/performance)</text:p>
      <text:p text:style-name="P3"/>
      <text:p text:style-name="P3">Each day, the top 5 solvers and fitness information is refreshed to daily_dump.txt</text:p>
      <text:p text:style-name="P3"/>
      <text:p text:style-name="P1">Interpreting daily_dump.txt<text:span text:style-name="T1">:</text:span></text:p>
      <text:p text:style-name="P3"/>
      <text:p text:style-name="P3">Simple Fitness. Name: EquationForce1 Age: 2180, Current Condition: -0.24, Current Desire: -0.24 </text:p>
      <text:p text:style-name="P3">Simple Fitness. Name: PositionForce2 Age: 2180, Current Condition: 135, Current Desire: 761 </text:p>
      <text:p text:style-name="P3"/>
      <text:p text:style-name="P3">================================================== </text:p>
      <text:p text:style-name="P3">Top 5 solvers: </text:p>
      <text:p text:style-name="P3">------------------------------ </text:p>
      <text:p text:style-name="P3">Solver28_0.521, Age: 1, Children: 1 </text:p>
      <text:p text:style-name="P3">Modules: </text:p>
      <text:p text:style-name="P3">Fitness, Sine_3: Response = 63.00 * sine^3(variable) </text:p>
      <text:p text:style-name="P3">Fitness, Log: Response = -122.72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text:soft-page-break/>Solver28_0.520, Age: 3, Children: 3 </text:p>
      <text:p text:style-name="P3">Modules: </text:p>
      <text:p text:style-name="P3">Fitness, Sine_3: Response = 63.00 * sine^3(variable) </text:p>
      <text:p text:style-name="P3">Fitness, Log: Response = -120.96 * log[base 10](variable) </text:p>
      <text:p text:style-name="P3">Fitness, Cosine_2: Response = -19.95 * cosine^2(variable) </text:p>
      <text:p text:style-name="P3">Fitness, Sine_1: Response = -55.00 * sine^1(variable) </text:p>
      <text:p text:style-name="P3">Fitness, Power_1: Response = 7.8225 * (variable)^1 </text:p>
      <text:p text:style-name="P3">------------------------------------------------------------ </text:p>
      <text:p text:style-name="P3">Solver28_0.529, Age: 0, Children: 0 </text:p>
      <text:p text:style-name="P3">Modules: </text:p>
      <text:p text:style-name="P3">Fitness, Cosine_5: Response = -20.21 * cosine^5(variable) </text:p>
      <text:p text:style-name="P3">Fitness, Log: Response = -132.15 * log[base 10](variable) </text:p>
      <text:p text:style-name="P3">Fitness, Cosine_2: Response = -11.75 * cosine^2(variable) </text:p>
      <text:p text:style-name="P3">Fitness, Sine_2: Response = -1.53 * sine^2(variable) </text:p>
      <text:p text:style-name="P3">Fitness, Power_1: Response = 7.8225 * (variable)^1 </text:p>
      <text:p text:style-name="P3">------------------------------------------------------------ </text:p>
      <text:p text:style-name="P3">Solver28_0.525, Age: 0, Children: 0 </text:p>
      <text:p text:style-name="P3">Modules: </text:p>
      <text:p text:style-name="P3">Fitness, Cosine_5: Response = -16.29 * cosine^5(variable) </text:p>
      <text:p text:style-name="P3">Fitness, Log: Response = -145.99 * log[base 10](variable) </text:p>
      <text:p text:style-name="P3">Fitness, Cosine_2: Response = -14.22 * cosine^2(variable) </text:p>
      <text:p text:style-name="P3">Fitness, Sine_2: Response = 13.41 * sine^2(variable) </text:p>
      <text:p text:style-name="P3">Fitness, Power_1: Response = 7.8225 * (variable)^1 </text:p>
      <text:p text:style-name="P3"/>
      <text:p text:style-name="P3">First 3 lines are the loaded fitness forces, their age, that day's variable condition, and that day's dependent desire.</text:p>
      <text:p text:style-name="P3">For example, if fitness is an equation of x^2, variable condition is 2, then dependent desire is 4.</text:p>
      <text:p text:style-name="P3"/>
      <text:p text:style-name="P3">Top 5 solvers are listed by name, age, and # children.</text:p>
      <text:p text:style-name="P3"/>
      <text:p text:style-name="P3">Modules make up the solvers equation as a linear sum.</text:p>
      <text:p text:style-name="P3"/>
      <text:p text:style-name="P3">The last solver would evaluate its fitness as the sum of absolute differences from desired values for each fitness force using the equation:</text:p>
      <text:p text:style-name="P3"/>
      <text:p text:style-name="P3">-16.29(cosx) ^5 – 145.99log[10]x -14.22(cosx)^2 + 13.41(sinx)^2 + 7.8225x</text:p>
      <text:p text:style-name="P3"/>
      <text:p text:style-name="P3">where x is the variable condition supplied by the fitness force.</text:p>
      <text:p text:style-name="P3"/>
      <text:p text:style-name="P3"/>
      <text:p text:style-name="P3">When a simulation is complete, remaining solvers are written to the terminal, and remaining solver objects are exported in full to file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7:26:22.951372809</meta:creation-date>
    <meta:generator>LibreOffice/4.1.0.4$Linux_X86_64 LibreOffice_project/89ea49ddacd9aa532507cbf852f2bb22b1ace28</meta:generator>
    <dc:date>2015-10-19T16:42:22.747361896</dc:date>
    <meta:editing-duration>PT3H37M35S</meta:editing-duration>
    <meta:editing-cycles>26</meta:editing-cycles>
    <meta:document-statistic meta:table-count="0" meta:image-count="0" meta:object-count="0" meta:page-count="5" meta:paragraph-count="131" meta:word-count="1762" meta:character-count="11262" meta:non-whitespace-character-count="9585"/>
  </office:meta>
</office:document-meta>
</file>